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05ad" officeooo:paragraph-rsid="000b05ad"/>
    </style:style>
    <style:style style:name="P2" style:family="paragraph" style:parent-style-name="Standard">
      <style:text-properties officeooo:rsid="000b05ad" officeooo:paragraph-rsid="000cafbc"/>
    </style:style>
    <style:style style:name="P3" style:family="paragraph" style:parent-style-name="Standard">
      <style:text-properties officeooo:rsid="000b05ad" officeooo:paragraph-rsid="000ff136"/>
    </style:style>
    <style:style style:name="P4" style:family="paragraph" style:parent-style-name="Standard">
      <style:text-properties officeooo:rsid="000b05ad" officeooo:paragraph-rsid="0012726f"/>
    </style:style>
    <style:style style:name="P5" style:family="paragraph" style:parent-style-name="Standard">
      <style:text-properties officeooo:rsid="000b13a4" officeooo:paragraph-rsid="000b13a4"/>
    </style:style>
    <style:style style:name="P6" style:family="paragraph" style:parent-style-name="Standard">
      <style:text-properties officeooo:rsid="000b13a4" officeooo:paragraph-rsid="000cafbc"/>
    </style:style>
    <style:style style:name="P7" style:family="paragraph" style:parent-style-name="Standard">
      <style:text-properties officeooo:rsid="000b13a4" officeooo:paragraph-rsid="001109ef"/>
    </style:style>
    <style:style style:name="P8" style:family="paragraph" style:parent-style-name="Standard">
      <style:text-properties officeooo:rsid="000b13a4" officeooo:paragraph-rsid="000b13a4" fo:background-color="#fff200"/>
    </style:style>
    <style:style style:name="P9" style:family="paragraph" style:parent-style-name="Standard">
      <style:text-properties officeooo:rsid="000b13a4" officeooo:paragraph-rsid="001109ef" fo:background-color="#fff200"/>
    </style:style>
    <style:style style:name="P10" style:family="paragraph" style:parent-style-name="Standard">
      <style:text-properties officeooo:rsid="000b05ad" officeooo:paragraph-rsid="000b05ad" fo:background-color="#fff200"/>
    </style:style>
    <style:style style:name="P11" style:family="paragraph" style:parent-style-name="Standard">
      <style:text-properties officeooo:rsid="000e5201" officeooo:paragraph-rsid="000e5201" fo:background-color="#fff200"/>
    </style:style>
    <style:style style:name="P12" style:family="paragraph" style:parent-style-name="Standard">
      <style:text-properties officeooo:rsid="000cafbc" officeooo:paragraph-rsid="000cafbc"/>
    </style:style>
    <style:style style:name="P13" style:family="paragraph" style:parent-style-name="Standard">
      <style:text-properties officeooo:rsid="000e5201" officeooo:paragraph-rsid="000e5201"/>
    </style:style>
    <style:style style:name="P14" style:family="paragraph" style:parent-style-name="Standard">
      <style:text-properties officeooo:rsid="000e5201" officeooo:paragraph-rsid="000e5201" fo:background-color="#ffffff"/>
    </style:style>
    <style:style style:name="P15" style:family="paragraph" style:parent-style-name="Standard">
      <style:text-properties officeooo:rsid="000ff136" officeooo:paragraph-rsid="000ff136"/>
    </style:style>
    <style:style style:name="P16" style:family="paragraph" style:parent-style-name="Standard">
      <style:text-properties officeooo:rsid="001109ef" officeooo:paragraph-rsid="001109ef"/>
    </style:style>
    <style:style style:name="P17" style:family="paragraph" style:parent-style-name="Standard">
      <style:text-properties officeooo:rsid="00123bf8" officeooo:paragraph-rsid="00123bf8"/>
    </style:style>
    <style:style style:name="P18" style:family="paragraph" style:parent-style-name="Standard">
      <style:text-properties officeooo:rsid="0012726f" officeooo:paragraph-rsid="0012726f"/>
    </style:style>
    <style:style style:name="P19" style:family="paragraph" style:parent-style-name="Standard">
      <style:text-properties officeooo:rsid="000cafbc" officeooo:paragraph-rsid="000cafbc"/>
    </style:style>
    <style:style style:name="P20" style:family="paragraph" style:parent-style-name="Standard">
      <style:text-properties officeooo:rsid="000ff136" officeooo:paragraph-rsid="000ff136"/>
    </style:style>
    <style:style style:name="P21" style:family="paragraph" style:parent-style-name="Standard">
      <style:text-properties officeooo:rsid="0012726f" officeooo:paragraph-rsid="0012726f"/>
    </style:style>
    <style:style style:name="P22" style:family="paragraph" style:parent-style-name="Standard">
      <style:text-properties officeooo:rsid="001109ef" officeooo:paragraph-rsid="001109ef"/>
    </style:style>
    <style:style style:name="P23" style:family="paragraph" style:parent-style-name="Standard">
      <style:text-properties officeooo:rsid="000e5201" officeooo:paragraph-rsid="000e5201" fo:background-color="#ffffff"/>
    </style:style>
    <style:style style:name="P24" style:family="paragraph" style:parent-style-name="Standard">
      <style:text-properties officeooo:rsid="0014ab7e" officeooo:paragraph-rsid="0014ab7e" fo:background-color="#ffffff"/>
    </style:style>
    <style:style style:name="P25" style:family="paragraph" style:parent-style-name="Standard">
      <style:text-properties officeooo:rsid="0014ab7e" officeooo:paragraph-rsid="0014ab7e" fo:background-color="#fff200"/>
    </style:style>
    <style:style style:name="T1" style:family="text">
      <style:text-properties officeooo:rsid="000b13a4"/>
    </style:style>
    <style:style style:name="T2" style:family="text">
      <style:text-properties officeooo:rsid="000c8c7d"/>
    </style:style>
    <style:style style:name="T3" style:family="text">
      <style:text-properties officeooo:rsid="000cafbc"/>
    </style:style>
    <style:style style:name="T4" style:family="text">
      <style:text-properties officeooo:rsid="000e5201"/>
    </style:style>
    <style:style style:name="T5" style:family="text">
      <style:text-properties officeooo:rsid="000ff136"/>
    </style:style>
    <style:style style:name="T6" style:family="text">
      <style:text-properties officeooo:rsid="001109ef"/>
    </style:style>
    <style:style style:name="T7" style:family="text">
      <style:text-properties officeooo:rsid="00123bf8"/>
    </style:style>
    <style:style style:name="T8" style:family="text">
      <style:text-properties officeooo:rsid="0012726f"/>
    </style:style>
    <style:style style:name="T9" style:family="text">
      <style:text-properties officeooo:rsid="0015a1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爬虫</text:p>
      <text:p text:style-name="P1"/>
      <text:p text:style-name="P1"/>
      <text:p text:style-name="P10">urllib.request</text:p>
      <text:p text:style-name="P1"/>
      <text:p text:style-name="P1">第一种方法</text:p>
      <text:p text:style-name="P1">from urllib import request</text:p>
      <text:p text:style-name="P1"/>
      <text:p text:style-name="P1">response=urllib.request.urlopen(url)</text:p>
      <text:p text:style-name="P1">html=reponse.read().decode()</text:p>
      <text:p text:style-name="P1"/>
      <text:p text:style-name="P1">(</text:p>
      <text:p text:style-name="P1">bytes=Response.read()</text:p>
      <text:p text:style-name="P1">string=Response.read().decode()</text:p>
      <text:p text:style-name="P1">url=response.geturl()</text:p>
      <text:p text:style-name="P1">code=response.getcode()</text:p>
      <text:p text:style-name="P1">)</text:p>
      <text:p text:style-name="P1"/>
      <text:p text:style-name="P1"/>
      <text:p text:style-name="P1">第二种方法</text:p>
      <text:p text:style-name="P1">from urllib import request</text:p>
      <text:p text:style-name="P1">创建请求</text:p>
      <text:p text:style-name="P1">req=request.Request(</text:p>
      <text:p text:style-name="P1"><text:tab/>url=url,</text:p>
      <text:p text:style-name="P1"><text:tab/>headers={“User-Agent”:””}</text:p>
      <text:p text:style-name="P1">)</text:p>
      <text:p text:style-name="P1">res=request.urlopen(req)</text:p>
      <text:p text:style-name="P1"/>
      <text:p text:style-name="P1"><text:s/><text:span text:style-name="T8">(2)</text:span></text:p>
      <text:p text:style-name="P1">import <text:s/>requests</text:p>
      <text:p text:style-name="P1"/>
      <text:p text:style-name="P2">res<text:span text:style-name="T3">=requests.get(</text:span></text:p>
      <text:p text:style-name="P2"><text:tab/>url<text:span text:style-name="T3">=url,</text:span></text:p>
      <text:p text:style-name="P2"><text:s text:c="8"/>headers<text:span text:style-name="T3">=headers,</text:span></text:p>
      <text:p text:style-name="P2"><text:tab/>timeout<text:span text:style-name="T3">=4</text:span></text:p>
      <text:p text:style-name="P12">)</text:p>
      <text:p text:style-name="P2">res.encoding<text:span text:style-name="T3">=”utf-8”</text:span></text:p>
      <text:p text:style-name="P2">res.text</text:p>
      <text:p text:style-name="P2">res.content</text:p>
      <text:p text:style-name="P2">res.url</text:p>
      <text:p text:style-name="P2"/>
      <text:p text:style-name="P18">(3)</text:p>
      <text:p text:style-name="P2">import requests</text:p>
      <text:p text:style-name="P2"/>
      <text:p text:style-name="P3">res<text:span text:style-name="T5">=requests.get(</text:span></text:p>
      <text:p text:style-name="P3">url<text:span text:style-name="T5">=”</text:span><text:a xlink:type="simple" xlink:href="http://tieba.baidu.com/f" text:style-name="Internet_20_link" text:visited-style-name="Visited_20_Internet_20_Link"><text:span text:style-name="T5">http://tieba.baidu.com/f</text:span></text:a><text:span text:style-name="T5">?”,</text:span></text:p>
      <text:p text:style-name="P15">params={</text:p>
      <text:p text:style-name="P15">“kw”:”zhaoliying”,</text:p>
      <text:p text:style-name="P15"><text:s text:c="3"/>“pn”:”50”<text:line-break/>}</text:p>
      <text:p text:style-name="P15">headers={</text:p>
      <text:p text:style-name="P15"><text:soft-page-break/>“User-Agent”:”Mozilla/5.0”</text:p>
      <text:p text:style-name="P15">}</text:p>
      <text:p text:style-name="P15">auth=(“username”,”password”)</text:p>
      <text:p text:style-name="P15">)</text:p>
      <text:p text:style-name="P4">html<text:span text:style-name="T5">=res.text/content</text:span></text:p>
      <text:p text:style-name="P18">(4) <text:s text:c="2"/>cookie</text:p>
      <text:p text:style-name="P17">import requests</text:p>
      <text:p text:style-name="P17">self.headers={</text:p>
      <text:p text:style-name="P17">“cookie”:”xxxxx”,</text:p>
      <text:p text:style-name="P17"><text:s/>“User-Agent”:”Mozilla/5.0”</text:p>
      <text:p text:style-name="P17">}</text:p>
      <text:p text:style-name="P18">第三种方法 <text:s text:c="2"/>session对象</text:p>
      <text:p text:style-name="P18">session=requests.session()</text:p>
      <text:p text:style-name="P18">data={“”:””,</text:p>
      <text:p text:style-name="P18"><text:tab/> <text:s/>””:””}</text:p>
      <text:p text:style-name="P18">res=session.post(</text:p>
      <text:p text:style-name="P18"><text:s text:c="7"/>url=url,</text:p>
      <text:p text:style-name="P18"><text:s text:c="7"/>data=data,</text:p>
      <text:p text:style-name="P18"><text:s text:c="6"/>headers=headers</text:p>
      <text:p text:style-name="P18">)</text:p>
      <text:p text:style-name="P18">session.get(</text:p>
      <text:p text:style-name="P18"><text:tab/>url=url,</text:p>
      <text:p text:style-name="P18"><text:tab/>headers=headers</text:p>
      <text:p text:style-name="P18">)</text:p>
      <text:p text:style-name="P18"/>
      <text:p text:style-name="P18">第四种 配置 安装</text:p>
      <text:p text:style-name="P18">from selenium import webdriver</text:p>
      <text:p text:style-name="P18">browser=webdriver.PhantomJS()</text:p>
      <text:p text:style-name="P18">browser.get(“<text:a xlink:type="simple" xlink:href="http://www.baidu.com/" text:style-name="Internet_20_link" text:visited-style-name="Visited_20_Internet_20_Link">http://www.baidu.com/</text:a>”)</text:p>
      <text:p text:style-name="P18">browser.quit()</text:p>
      <text:p text:style-name="P18"/>
      <text:p text:style-name="P18">找到搜索框 <text:s/>输入文字</text:p>
      <text:p text:style-name="P18">browser.find_element_by_xpath(“”).send_keys(“”)</text:p>
      <text:p text:style-name="P18"/>
      <text:p text:style-name="P18">找到按钮 点击一下</text:p>
      <text:p text:style-name="P18">browser.find_element_by_xpath().click()</text:p>
      <text:p text:style-name="P18"/>
      <text:p text:style-name="P18"/>
      <text:p text:style-name="P18">3、browser.page_source # HTML结构源码</text:p>
      <text:p text:style-name="P18">4、browser.page_source.find('字符串')</text:p>
      <text:p text:style-name="P18"><text:s text:c="3"/># 从html源码中搜索指定字符串,没有找到返回：-1</text:p>
      <text:p text:style-name="P18">定位节点</text:p>
      <text:p text:style-name="P18">1、browser.find_element_by_id('')</text:p>
      <text:p text:style-name="P18">2、browser.find_element_by_name('')</text:p>
      <text:p text:style-name="P18">3、browser.find_element_by_class_name('')</text:p>
      <text:p text:style-name="P18">4、browser.find_element_by_xpath('')</text:p>
      <text:p text:style-name="P18">5,browser.find_element_by_link_text('')</text:p>
      <text:p text:style-name="P18"/>
      <text:p text:style-name="P18"/>
      <text:p text:style-name="P18"/>
      <text:p text:style-name="P18"><text:soft-page-break/>对节点进行操作</text:p>
      <text:p text:style-name="P18">1、ele.send_keys('') # 搜索框发送内容</text:p>
      <text:p text:style-name="P18">2、ele.click()</text:p>
      <text:p text:style-name="P18">3、ele.text # 获取文本内容，包含子节点和后代节点的文本内容</text:p>
      <text:p text:style-name="P18">4、ele.get_attribute('src') # 获取属性值</text:p>
      <text:p text:style-name="P18">执行js脚本,获取动态加载数据</text:p>
      <text:p text:style-name="P18">browser.execute_script(</text:p>
      <text:p text:style-name="P18"><text:s text:c="2"/>'window.scrollTo(0,document.body.scrollHeight)'</text:p>
      <text:p text:style-name="P18">)</text:p>
      <text:p text:style-name="P17"/>
      <text:p text:style-name="P1"/>
      <text:p text:style-name="P11">User-Agent</text:p>
      <text:p text:style-name="P13"/>
      <text:p text:style-name="P13">第一种</text:p>
      <text:p text:style-name="P13">from <text:s/>fake-user-agent import <text:s/>User-Agent</text:p>
      <text:p text:style-name="P13">agent=User-Agent()</text:p>
      <text:p text:style-name="P13">ua=agent.random</text:p>
      <text:p text:style-name="P13"/>
      <text:p text:style-name="P10"/>
      <text:p text:style-name="P10"><text:span text:style-name="T1">(1)</text:span>地址编码</text:p>
      <text:p text:style-name="P1"/>
      <text:p text:style-name="P1">from urllib <text:s/>import parse</text:p>
      <text:p text:style-name="P1">dict<text:span text:style-name="T1">={“wd”:”美女”}</text:span></text:p>
      <text:p text:style-name="P1">parse_code<text:span text:style-name="T1">=parse.urlencode({})</text:span></text:p>
      <text:p text:style-name="P1"/>
      <text:p text:style-name="P1"/>
      <text:p text:style-name="P5">(2)编码</text:p>
      <text:p text:style-name="P5">string=”美女”</text:p>
      <text:p text:style-name="P5">code=parse.quote(string)</text:p>
      <text:p text:style-name="P1"/>
      <text:p text:style-name="P1">url三种相连</text:p>
      <text:p text:style-name="P1"/>
      <text:p text:style-name="P1">url<text:span text:style-name="T1">=url+url</text:span></text:p>
      <text:p text:style-name="P1">url<text:span text:style-name="T1">=url%(url)</text:span></text:p>
      <text:p text:style-name="P1">url<text:span text:style-name="T1">=url.format(params)</text:span></text:p>
      <text:p text:style-name="P1"/>
      <text:p text:style-name="P1"/>
      <text:p text:style-name="P10">解析 re</text:p>
      <text:p text:style-name="P5"/>
      <text:p text:style-name="P5">import re</text:p>
      <text:p text:style-name="P5"/>
      <text:p text:style-name="P5">第一种</text:p>
      <text:p text:style-name="P5">re_list=re.findall(正则表达式,html,re.S)</text:p>
      <text:p text:style-name="P5"/>
      <text:p text:style-name="P5">第二种</text:p>
      <text:p text:style-name="P5"><text:s/>pattern=re.compile(“正则表达式”,re.S)</text:p>
      <text:p text:style-name="P5">r_list=pattern.findall(html)</text:p>
      <text:p text:style-name="P5"/>
      <text:p text:style-name="P5">第三种</text:p>
      <text:p text:style-name="P5">from <text:s text:c="2"/>lxml import <text:s/>etree</text:p>
      <text:p text:style-name="P13"><text:soft-page-break/>解析函数中 .text()/.contains()</text:p>
      <text:p text:style-name="P5">xpath_<text:span text:style-name="T3">html=etree.HTLM(html)</text:span></text:p>
      <text:p text:style-name="P12">xpath_list=xpath_html.xpath(“”)</text:p>
      <text:p text:style-name="P12">for list in xpath:</text:p>
      <text:p text:style-name="P12"><text:s text:c="6"/>list.xpath(“.//”).text()</text:p>
      <text:p text:style-name="P12"/>
      <text:p text:style-name="P12">r_list<text:span text:style-name="T4">=parse_html.xpath(“基准xpath表达式”)</text:span></text:p>
      <text:p text:style-name="P12">for <text:s/>r <text:s/>in r_list:</text:p>
      <text:p text:style-name="P12"><text:s text:c="5"/>name<text:span text:style-name="T4">=r.xpath(“.//xxxxxxx”)</text:span></text:p>
      <text:p text:style-name="P6"><text:s/></text:p>
      <text:p text:style-name="P8">数据库</text:p>
      <text:p text:style-name="P5">第一种</text:p>
      <text:p text:style-name="P5">import <text:s/>pymysql</text:p>
      <text:p text:style-name="P5">db<text:span text:style-name="T2">=pymysql.connect(“localhost”,”root”,”123456”,”mysqldb”,charset=utf8)</text:span></text:p>
      <text:p text:style-name="P5">cur<text:span text:style-name="T2">=db.cursor()</text:span></text:p>
      <text:p text:style-name="P5">ins<text:span text:style-name="T2">=”insert into <text:s text:c="2"/>表名 values <text:s/>(%s,%s,%s)”</text:span></text:p>
      <text:p text:style-name="P5"/>
      <text:p text:style-name="P5">cur.execute<text:span text:style-name="T2">(ins,[])</text:span></text:p>
      <text:p text:style-name="P5">cur.executemany<text:span text:style-name="T2">([(),(),(),()])</text:span></text:p>
      <text:p text:style-name="P5">db.commit<text:span text:style-name="T2">()</text:span></text:p>
      <text:p text:style-name="P5"/>
      <text:p text:style-name="P5">第二种</text:p>
      <text:p text:style-name="P5">import <text:s/>pymongo</text:p>
      <text:p text:style-name="P5">conn<text:span text:style-name="T2">=pymongo.MongoClient(“localhost”,27017)</text:span></text:p>
      <text:p text:style-name="P5">db<text:span text:style-name="T2">=conn[“库名”]</text:span></text:p>
      <text:p text:style-name="P5">set<text:span text:style-name="T2">=db[“表名”]</text:span></text:p>
      <text:p text:style-name="P5">set.insert_one<text:span text:style-name="T2">({})</text:span></text:p>
      <text:p text:style-name="P5">查看所有的</text:p>
      <text:p text:style-name="P5">db.set.find<text:span text:style-name="T3">()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数据输出</text:p>
      <text:p text:style-name="P5">import csv</text:p>
      <text:p text:style-name="P5">with open<text:span text:style-name="T2">(“film.csv”,”w”) <text:s/>as <text:s/>f:</text:span></text:p>
      <text:p text:style-name="P5"><text:s text:c="13"/>writer<text:span text:style-name="T2">=csv.writer(f)</text:span></text:p>
      <text:p text:style-name="P5"><text:tab/> <text:s text:c="2"/>writer.writerow<text:span text:style-name="T2">([])</text:span></text:p>
      <text:p text:style-name="P5"><text:tab/> <text:s text:c="2"/>writer.writerows<text:span text:style-name="T2">([(),(),(),()])</text:span></text:p>
      <text:p text:style-name="P5"/>
      <text:p text:style-name="P5"/>
      <text:p text:style-name="P5"/>
      <text:p text:style-name="P8">重点 特殊情况</text:p>
      <text:p text:style-name="P5"/>
      <text:p text:style-name="P5">第一</text:p>
      <text:p text:style-name="P5">多级页面抓取</text:p>
      <text:p text:style-name="P5">第二</text:p>
      <text:p text:style-name="P5"><text:soft-page-break/>增量爬虫</text:p>
      <text:p text:style-name="P5">第三</text:p>
      <text:p text:style-name="P5">没有经过认证的wangzhan</text:p>
      <text:p text:style-name="P5">verify<text:span text:style-name="T5">=True</text:span></text:p>
      <text:p text:style-name="P5">disi</text:p>
      <text:p text:style-name="P5">第四</text:p>
      <text:p text:style-name="P5">客户端认证参数</text:p>
      <text:p text:style-name="P5">auth<text:span text:style-name="T5">=(“username”,”password”)</text:span></text:p>
      <text:p text:style-name="P5">第五 <text:s text:c="2"/>代理</text:p>
      <text:p text:style-name="P5">proxies</text:p>
      <text:p text:style-name="P7">proxies<text:span text:style-name="T6">={</text:span></text:p>
      <text:p text:style-name="P7">“http”:”http://ip:端口号”,</text:p>
      <text:p text:style-name="P7">“https”:”https://ip:端口号”</text:p>
      <text:p text:style-name="P16">}</text:p>
      <text:p text:style-name="P7">第五 私密代理</text:p>
      <text:p text:style-name="P7">proxies<text:span text:style-name="T6">={</text:span></text:p>
      <text:p text:style-name="P7">“http”:”http://用户名:密码<text:span text:style-name="T6">@ip:端口号”,</text:span></text:p>
      <text:p text:style-name="P7"><text:s text:c="3"/>“https”:”https://用户名:密码<text:span text:style-name="T6">@ip:端口号</text:span>”</text:p>
      <text:p text:style-name="P16">}</text:p>
      <text:p text:style-name="P7">第六</text:p>
      <text:p text:style-name="P7">控制台抓包</text:p>
      <text:p text:style-name="P7">第七</text:p>
      <text:p text:style-name="P7">ajax 动态抓包</text:p>
      <text:p text:style-name="P7">第七</text:p>
      <text:p text:style-name="P7">多线程爬虫</text:p>
      <text:p text:style-name="P7">from queue import Quese</text:p>
      <text:p text:style-name="P17">from threading import thread</text:p>
      <text:p text:style-name="P7"/>
      <text:p text:style-name="P7"/>
      <text:p text:style-name="P9">json解析模块</text:p>
      <text:p text:style-name="P7"/>
      <text:p text:style-name="P5">import json</text:p>
      <text:p text:style-name="P5"/>
      <text:p text:style-name="P5">data_py<text:span text:style-name="T6">=</text:span>json.loads<text:span text:style-name="T6">(data)</text:span></text:p>
      <text:p text:style-name="P5">json代码转化为python格式</text:p>
      <text:p text:style-name="P5">data<text:span text:style-name="T7">=[],{}</text:span></text:p>
      <text:p text:style-name="P5">data_<text:span text:style-name="T6">js=json.dumps(data)</text:span></text:p>
      <text:p text:style-name="P16">python 代码转化为json格式</text:p>
      <text:p text:style-name="P16"/>
      <text:p text:style-name="P16">with opent(“.json”,”r”<text:span text:style-name="T7">) as f</text:span></text:p>
      <text:p text:style-name="P16"><text:tab/>json.load(f)</text:p>
      <text:p text:style-name="P16">打开json 文件.导入python中</text:p>
      <text:p text:style-name="P16"/>
      <text:p text:style-name="P16">with open<text:span text:style-name="T7">(“.josn”,”a”) as f</text:span></text:p>
      <text:p text:style-name="P16"><text:tab/>json.dump<text:span text:style-name="T7">(f)</text:span></text:p>
      <text:p text:style-name="P17">导入json格式文件中</text:p>
      <text:p text:style-name="P5"/>
      <text:p text:style-name="P5"/>
      <text:p text:style-name="P5"/>
      <text:p text:style-name="P8"><text:soft-page-break/>插件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反爬虫总结</text:p>
      <text:p text:style-name="P11"/>
      <text:p text:style-name="P14">基于 user-agent反扒</text:p>
      <text:p text:style-name="P14"/>
      <text:p text:style-name="P14">前段js做处理</text:p>
      <text:p text:style-name="P14"/>
      <text:p text:style-name="P14"/>
      <text:p text:style-name="P25">第八天</text:p>
      <text:p text:style-name="P24">selenium <text:s/>+phantomjs/chrome/firefox</text:p>
      <text:p text:style-name="P24"/>
      <text:p text:style-name="P24">修改权限</text:p>
      <text:p text:style-name="P24"/>
      <text:p text:style-name="P24">sudo -i</text:p>
      <text:p text:style-name="P24">chmod +x phantomjs</text:p>
      <text:p text:style-name="P24"/>
      <text:p text:style-name="P24"/>
      <text:p text:style-name="P24">from selenium import webdriver</text:p>
      <text:p text:style-name="P24">#1.创建浏览器对象</text:p>
      <text:p text:style-name="P24">browser=webdriver.Firefox()</text:p>
      <text:p text:style-name="P24">browser.get(“url”)</text:p>
      <text:p text:style-name="P24">#找节点</text:p>
      <text:p text:style-name="P24">browser.find_xxxx</text:p>
      <text:p text:style-name="P24">#对应操作</text:p>
      <text:p text:style-name="P24">element.send_keys(“”)</text:p>
      <text:p text:style-name="P24">element.click<text:span text:style-name="T9">()</text:span></text:p>
      <text:p text:style-name="P24">browser.quite<text:span text:style-name="T9">(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9:06:32.244221449</meta:creation-date>
    <dc:date>2019-10-18T19:31:46.637207585</dc:date>
    <meta:editing-duration>PT37M3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6" meta:paragraph-count="210" meta:word-count="642" meta:character-count="3497" meta:non-whitespace-character-count="3304"/>
  </office:meta>
</office:document-meta>
</file>